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6.001cm"/>
    </style:style>
    <style:style style:name="pr6" style:family="presentation" style:parent-style-name="Text_20_Master-outline1">
      <style:graphic-properties draw:auto-grow-height="true" fo:min-height="13.001cm"/>
    </style:style>
    <style:style style:name="pr7" style:family="presentation" style:parent-style-name="Text_20_Master-notes">
      <style:graphic-properties draw:fill-color="#ffffff" draw:auto-grow-height="true" fo:min-height="12.573cm"/>
    </style:style>
    <style:style style:name="pr8" style:family="presentation" style:parent-style-name="Text_20_Master-title">
      <style:graphic-properties draw:auto-grow-height="true" fo:min-height="19.035cm"/>
    </style:style>
    <style:style style:name="pr9" style:family="presentation" style:parent-style-name="Text_20_Master-notes">
      <style:graphic-properties draw:fill-color="#ffffff" fo:min-height="12.322cm"/>
    </style:style>
    <style:style style:name="pr10" style:family="presentation" style:parent-style-name="Text_20_Master-title">
      <style:graphic-properties fo:min-height="5.75cm"/>
    </style:style>
    <style:style style:name="pr11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00pt"/>
    </style:style>
    <style:style style:name="P3" style:family="paragraph">
      <style:paragraph-properties fo:text-align="center"/>
      <style:text-properties fo:color="#ff0000" fo:font-family="'Optima ExtraBold'" fo:font-size="500pt" style:font-size-asian="500pt" style:font-size-complex="500pt"/>
    </style:style>
    <style:style style:name="P4" style:family="paragraph">
      <style:text-properties fo:font-size="20pt"/>
    </style:style>
    <style:style style:name="T1" style:family="text">
      <style:text-properties fo:color="#ff0000"/>
    </style:style>
    <style:style style:name="T2" style:family="text">
      <style:text-properties fo:color="#ff0000" fo:font-family="'Optima ExtraBold'" fo:font-size="500pt" style:font-size-asian="500pt" style:font-size-complex="500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c4c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4c4c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4c4c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4c4c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4c4c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c4c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c4c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c4c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c4c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c4c4c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layer="layout" svg:width="26cm" svg:height="14.25cm" svg:x="1cm" svg:y="0.625cm" presentation:class="title" presentation:user-transformed="true">
          <draw:text-box>
            <text:p>Assessment and Metric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25cm" svg:x="1.4cm" svg:y="1.125cm" presentation:class="title">
          <draw:text-box>
            <text:p>Drivers + Diagnostics<text:line-break/>Driving Metrics<text:line-break/>Assessm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01cm" svg:x="1cm" svg:y="1cm" presentation:class="title">
          <draw:text-box>
            <text:p>Metrics</text:p>
          </draw:text-box>
        </draw:frame>
        <draw:frame presentation:style-name="pr6" draw:text-style-name="P1" draw:layer="layout" svg:width="26cm" svg:height="13.001cm" svg:x="1cm" svg:y="7.5cm" presentation:class="outline" presentation:user-transformed="true">
          <draw:text-box>
            <text:p text:style-name="P1"><text:span text:style-name="T1">Drivers</text:span> encourage long-term good behaviour</text:p>
            <text:p text:style-name="P1"><text:span text:style-name="T1">Diagnostics</text:span> assess temporary, local proble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_20_Master" presentation:presentation-page-layout-name="AL1T19">
        <office:forms form:automatic-focus="false" form:apply-design-mode="false"/>
        <draw:frame presentation:style-name="pr8" draw:layer="layout" svg:width="26cm" svg:height="19.035cm" svg:x="1cm" svg:y="1.065cm" presentation:class="title" presentation:user-transformed="true">
          <draw:text-box>
            <text:p>ROI<text:line-break/>Cycle Time<text:line-break/>Customer Satisfa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frame presentation:style-name="pr10" draw:layer="layout" svg:width="26cm" svg:height="5.75cm" svg:x="1cm" svg:y="1.125cm" presentation:class="title">
          <draw:text-box>
            <text:p>Culture Assessm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>
            <draw:text-box>
              <text:p>3 – Columns Handout</text:p>
              <text:p/>
              <text:p>Do this as an exercise with handouts.</text:p>
            </draw:text-box>
          </draw:frame>
        </presentation:notes>
      </draw:page>
      <draw:page draw:name="page6" draw:style-name="dp1" draw:master-page-name="Text_20_Master" presentation:presentation-page-layout-name="AL1T19">
        <office:forms form:automatic-focus="false" form:apply-design-mode="false"/>
        <draw:frame presentation:style-name="pr10" draw:layer="layout" svg:width="26cm" svg:height="5.75cm" svg:x="1cm" svg:y="1.125cm" presentation:class="title">
          <draw:text-box>
            <text:p>OpenAgile Assessmen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>
            <draw:text-box>
              <text:p>OpenAgile Assessment Worksheet</text:p>
              <text:p/>
              <text:p>Don't go through all the items – just highlight the four high level categories, and go through the first two quickly.</text:p>
            </draw:text-box>
          </draw:frame>
        </presentation:notes>
      </draw:page>
      <draw:page draw:name="page7" draw:style-name="dp3" draw:master-page-name="Image_20_Master_20_-_20_Black_20_Title">
        <office:forms form:automatic-focus="false" form:apply-design-mode="false"/>
        <draw:frame draw:style-name="gr2" draw:text-style-name="P3" draw:layer="layout" svg:width="27cm" svg:height="21.228cm" svg:x="0.5cm" svg:y="-0.2cm">
          <draw:text-box>
            <text:p text:style-name="P2"><text:span text:style-name="T2">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1" draw:text-style-name="P4" draw:layer="layout" svg:width="17.271cm" svg:height="12.573cm" svg:x="2.159cm" svg:y="13.271cm" presentation:class="notes">
            <draw:text-box>
              <text:p text:style-name="P4"><text:span text:style-name="T3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>© Berteig Consulting Inc.</text:span></text:p>
      </draw:rect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2T13:43:59</meta:creation-date>
    <meta:editing-duration>PT00H15M21S</meta:editing-duration>
    <meta:editing-cycles>5</meta:editing-cycles>
    <meta:generator>OpenOffice.org/3.1$Unix OpenOffice.org_project/310m11$Build-9399</meta:generator>
    <dc:date>2009-05-25T14:15:51</dc:date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